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11.472cm"/>
    </style:style>
    <style:style style:name="co5" style:family="table-column">
      <style:table-column-properties fo:break-before="auto" style:column-width="10.622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color="#ffffff" fo:font-weight="bold" style:font-weight-asian="bold" style:font-weight-complex="bold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name-complex="Tahoma" style:font-size-complex="10pt" style:language-complex="en" style:country-complex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000000" style:font-name="Arial" fo:font-size="10pt" style:font-size-asian="10pt" style:font-size-complex="10pt"/>
    </style:style>
    <style:style style:name="T5" style:family="text">
      <style:text-properties fo:color="#000000" style:font-name="Arial" fo:font-size="10pt" style:font-name-asian="Monaco" style:font-size-asian="10pt" style:font-name-complex="Monaco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1021" table:default-cell-style-name="Default"/>
        <table:table-row table:style-name="ro1">
          <table:table-cell table:style-name="ce1" office:value-type="string">
            <text:p>Ex 22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" office:value-type="string">
            <text:p>Rub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Example</text:p>
          </table:table-cell>
          <table:table-cell table:number-columns-repeated="1021"/>
        </table:table-row>
        <table:table-row table:style-name="ro1">
          <table:table-cell office:value-type="string">
            <text:p>puts</text:p>
          </table:table-cell>
          <table:table-cell office:value-type="string">
            <text:p>prints a string, number or variable creating a new line once executed</text:p>
          </table:table-cell>
          <table:table-cell office:value-type="string">
            <text:p>puts “hello world!” #$ “hello world!” [return]</text:p>
          </table:table-cell>
          <table:table-cell table:number-columns-repeated="1021"/>
        </table:table-row>
        <table:table-row table:style-name="ro1">
          <table:table-cell office:value-type="string">
            <text:p>print</text:p>
          </table:table-cell>
          <table:table-cell office:value-type="string">
            <text:p>same as puts without creating a new line</text:p>
          </table:table-cell>
          <table:table-cell office:value-type="string">
            <text:p>print “hello world!” #$ “hello world!” [no return]</text:p>
          </table:table-cell>
          <table:table-cell table:number-columns-repeated="1021"/>
        </table:table-row>
        <table:table-row table:style-name="ro1">
          <table:table-cell office:value-type="string">
            <text:p>“”</text:p>
          </table:table-cell>
          <table:table-cell office:value-type="string">
            <text:p>creates a string with interpolation #{actionable code}</text:p>
          </table:table-cell>
          <table:table-cell office:value-type="string">
            <text:p>“Hello, my name is #{name}!”</text:p>
          </table:table-cell>
          <table:table-cell table:number-columns-repeated="1021"/>
        </table:table-row>
        <table:table-row table:style-name="ro1">
          <table:table-cell office:value-type="string">
            <text:p>''</text:p>
          </table:table-cell>
          <table:table-cell office:value-type="string">
            <text:p>single quotes create a plain text string with no interpolation</text:p>
          </table:table-cell>
          <table:table-cell office:value-type="string">
            <text:p>'Hello, my name is Julian!'</text:p>
          </table:table-cell>
          <table:table-cell table:number-columns-repeated="1021"/>
        </table:table-row>
        <table:table-row table:style-name="ro1">
          <table:table-cell office:value-type="string">
            <text:p>#</text:p>
          </table:table-cell>
          <table:table-cell office:value-type="string">
            <text:p>hash or an 'octothorpe' to comment out text or numbers, descriptions or trouble-shooting bugs</text:p>
          </table:table-cell>
          <table:table-cell office:value-type="string">
            <text:p># this code does that for you 20190925</text:p>
          </table:table-cell>
          <table:table-cell table:number-columns-repeated="1021"/>
        </table:table-row>
        <table:table-row table:style-name="ro1">
          <table:table-cell office:value-type="string">
            <text:p>=begin ... =end</text:p>
          </table:table-cell>
          <table:table-cell office:value-type="string">
            <text:p>for blocks of comments or to switch 'off' code</text:p>
          </table:table-cell>
          <table:table-cell office:value-type="string">
            <text:p>=begin here's a long description =end</text:p>
          </table:table-cell>
          <table:table-cell table:number-columns-repeated="1021"/>
        </table:table-row>
        <table:table-row table:style-name="ro1">
          <table:table-cell office:value-type="string">
            <text:p>MATHS</text:p>
          </table:table-cell>
          <table:table-cell table:number-columns-repeated="1023"/>
        </table:table-row>
        <table:table-row table:style-name="ro1">
          <table:table-cell office:value-type="string">
            <text:p>+</text:p>
          </table:table-cell>
          <table:table-cell office:value-type="string">
            <text:p>adds integers and floats, also concatenates strings together</text:p>
          </table:table-cell>
          <table:table-cell office:value-type="string">
            <text:p>1+2 = 3, 'hello' + ' world' = 'hello world' </text:p>
          </table:table-cell>
          <table:table-cell table:number-columns-repeated="1021"/>
        </table:table-row>
        <table:table-row table:style-name="ro1">
          <table:table-cell office:value-type="string">
            <text:p>-</text:p>
          </table:table-cell>
          <table:table-cell office:value-type="string">
            <text:p>subtracts integers and floats</text:p>
          </table:table-cell>
          <table:table-cell office:value-type="string">
            <text:p>1-2 = 1</text:p>
          </table:table-cell>
          <table:table-cell table:number-columns-repeated="1021"/>
        </table:table-row>
        <table:table-row table:style-name="ro1">
          <table:table-cell office:value-type="string">
            <text:p>*</text:p>
          </table:table-cell>
          <table:table-cell office:value-type="string">
            <text:p>multiplies integers and floats</text:p>
          </table:table-cell>
          <table:table-cell office:value-type="string">
            <text:p>1*2 = 2</text:p>
          </table:table-cell>
          <table:table-cell table:number-columns-repeated="1021"/>
        </table:table-row>
        <table:table-row table:style-name="ro1">
          <table:table-cell office:value-type="string">
            <text:p>/</text:p>
          </table:table-cell>
          <table:table-cell office:value-type="string">
            <text:p>divides them</text:p>
          </table:table-cell>
          <table:table-cell office:value-type="string">
            <text:p>4/2 = 2</text:p>
          </table:table-cell>
          <table:table-cell table:number-columns-repeated="1021"/>
        </table:table-row>
        <table:table-row table:style-name="ro1">
          <table:table-cell office:value-type="string">
            <text:p>[1, 2, 3, a, b, c]</text:p>
          </table:table-cell>
          <table:table-cell office:value-type="string">
            <text:p>an array or 'list' of things, any things</text:p>
          </table:table-cell>
          <table:table-cell office:value-type="string">
            <text:p>[0, 1, 2, 3, 4, 5]</text:p>
          </table:table-cell>
          <table:table-cell table:number-columns-repeated="1021"/>
        </table:table-row>
        <table:table-row table:style-name="ro1">
          <table:table-cell office:value-type="string">
            <text:p>&gt;</text:p>
          </table:table-cell>
          <table:table-cell office:value-type="string">
            <text:p>greater than</text:p>
          </table:table-cell>
          <table:table-cell office:value-type="string">
            <text:p>5&gt;4 = true</text:p>
          </table:table-cell>
          <table:table-cell table:number-columns-repeated="1021"/>
        </table:table-row>
        <table:table-row table:style-name="ro1">
          <table:table-cell office:value-type="string">
            <text:p>&lt;</text:p>
          </table:table-cell>
          <table:table-cell office:value-type="string">
            <text:p>less than</text:p>
          </table:table-cell>
          <table:table-cell office:value-type="string">
            <text:p>4&lt;5 = true</text:p>
          </table:table-cell>
          <table:table-cell table:number-columns-repeated="1021"/>
        </table:table-row>
        <table:table-row table:style-name="ro1">
          <table:table-cell office:value-type="string">
            <text:p>&gt;= </text:p>
          </table:table-cell>
          <table:table-cell office:value-type="string">
            <text:p>greater than or equal to</text:p>
          </table:table-cell>
          <table:table-cell office:value-type="string">
            <text:p>5&gt;=5 = true</text:p>
          </table:table-cell>
          <table:table-cell table:number-columns-repeated="1021"/>
        </table:table-row>
        <table:table-row table:style-name="ro1">
          <table:table-cell office:value-type="string">
            <text:p>&lt;=</text:p>
          </table:table-cell>
          <table:table-cell office:value-type="string">
            <text:p>less than or equal to</text:p>
          </table:table-cell>
          <table:table-cell office:value-type="string">
            <text:p>4&lt;=4 = true</text:p>
          </table:table-cell>
          <table:table-cell table:number-columns-repeated="1021"/>
        </table:table-row>
        <table:table-row table:style-name="ro1">
          <table:table-cell office:value-type="string">
            <text:p>%</text:p>
          </table:table-cell>
          <table:table-cell office:value-type="string">
            <text:p>modulo, the 'whats left over' following a division</text:p>
          </table:table-cell>
          <table:table-cell office:value-type="string">
            <text:p>2 % 5 = 1 [true]</text:p>
          </table:table-cell>
          <table:table-cell table:number-columns-repeated="1021"/>
        </table:table-row>
        <table:table-row table:style-name="ro1">
          <table:table-cell office:value-type="string">
            <text:p>VARIABLES</text:p>
          </table:table-cell>
          <table:table-cell table:number-columns-repeated="1023"/>
        </table:table-row>
        <table:table-row table:style-name="ro1">
          <table:table-cell office:value-type="string">
            <text:p>name = {}</text:p>
          </table:table-cell>
          <table:table-cell office:value-type="string">
            <text:p>Variables point to something, strings, arrays, hashes, numbers and other variables</text:p>
          </table:table-cell>
          <table:table-cell office:value-type="string">
            <text:p>name = “Julian”</text:p>
          </table:table-cell>
          <table:table-cell table:number-columns-repeated="1021"/>
        </table:table-row>
        <table:table-row table:style-name="ro1">
          <table:table-cell office:value-type="string">
            <text:p>.length</text:p>
          </table:table-cell>
          <table:table-cell office:value-type="string">
            <text:p>Counts the length of something</text:p>
          </table:table-cell>
          <table:table-cell office:value-type="string">
            <text:p>“Julian”.length #&gt;6</text:p>
          </table:table-cell>
          <table:table-cell table:number-columns-repeated="1021"/>
        </table:table-row>
        <table:table-row table:style-name="ro1">
          <table:table-cell office:value-type="string">
            <text:p>\</text:p>
          </table:table-cell>
          <table:table-cell office:value-type="string">
            <text:p>Escape character allows use alternate use of “” '' and \. Also shorthand for \t #tab, \n #new-line, \\ #insert back-slash</text:p>
          </table:table-cell>
          <table:table-cell office:value-type="string">
            <text:p>allows “this” kind of string!' #and inverted too</text:p>
          </table:table-cell>
          <table:table-cell table:number-columns-repeated="1021"/>
        </table:table-row>
        <table:table-row table:style-name="ro1">
          <table:table-cell office:value-type="string">
            <text:p>PEMDAS</text:p>
          </table:table-cell>
          <table:table-cell office:value-type="string">
            <text:p>Parentheses, Exponent, Multiply, Divide, Add, Subtract #order which an equation should be evaluated</text:p>
          </table:table-cell>
          <table:table-cell office:value-type="string">
            <text:p>7 * 8 (15 / 5) + 7 – 10</text:p>
          </table:table-cell>
          <table:table-cell table:number-columns-repeated="1021"/>
        </table:table-row>
        <table:table-row table:style-name="ro1">
          <table:table-cell office:value-type="string">
            <text:p>%{}</text:p>
          </table:table-cell>
          <table:table-cell office:value-type="string">
            <text:p>Format string, % determines values evaluated sequentially</text:p>
          </table:table-cell>
          <table:table-cell office:value-type="string">
            <text:p>f = “%{one) %{two}” # puts f % {first: one, second: two}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%q</text:p>
          </table:table-cell>
          <table:table-cell office:value-type="string">
            <text:p>Single quote string – use in place of \</text:p>
          </table:table-cell>
          <table:table-cell office:value-type="string">
            <text:p>%q(I said 'what?' 'really?')</text:p>
          </table:table-cell>
          <table:table-cell table:number-columns-repeated="1021"/>
        </table:table-row>
        <table:table-row table:style-name="ro1">
          <table:table-cell office:value-type="string">
            <text:p>%Q</text:p>
          </table:table-cell>
          <table:table-cell office:value-type="string">
            <text:p>Double quote string – use in place of \</text:p>
          </table:table-cell>
          <table:table-cell office:value-type="string">
            <text:p>%Q(“Yes” I said “really!)</text:p>
          </table:table-cell>
          <table:table-cell table:number-columns-repeated="1021"/>
        </table:table-row>
        <table:table-row table:style-name="ro1">
          <table:table-cell office:value-type="string">
            <text:p>“”” ”””</text:p>
          </table:table-cell>
          <table:table-cell office:value-type="string">
            <text:p>“””enables a multi-line block of text”””</text:p>
          </table:table-cell>
          <table:table-cell office:value-type="string">
            <text:p>“””some folks try to multiply...no-one will forget”””</text:p>
          </table:table-cell>
          <table:table-cell table:number-columns-repeated="1021"/>
        </table:table-row>
        <table:table-row table:style-name="ro1">
          <table:table-cell office:value-type="string">
            <text:p>INPUT</text:p>
          </table:table-cell>
          <table:table-cell table:number-columns-repeated="1023"/>
        </table:table-row>
        <table:table-row table:style-name="ro1">
          <table:table-cell office:value-type="string">
            <text:p>gets.chomp</text:p>
          </table:table-cell>
          <table:table-cell office:value-type="string">
            <text:p>asks for and awaits user-specific input</text:p>
          </table:table-cell>
          <table:table-cell office:value-type="string">
            <text:p>print “Give me a number: \n# number = gets.chomp</text:p>
          </table:table-cell>
          <table:table-cell table:number-columns-repeated="1021"/>
        </table:table-row>
        <table:table-row table:style-name="ro1">
          <table:table-cell office:value-type="string">
            <text:p>.to_s</text:p>
          </table:table-cell>
          <table:table-cell office:value-type="string">
            <text:p>converts many things to a string [integer to a string]</text:p>
          </table:table-cell>
          <table:table-cell office:value-type="string">
            <text:p>2.to_S # “2”</text:p>
          </table:table-cell>
          <table:table-cell table:number-columns-repeated="1021"/>
        </table:table-row>
        <table:table-row table:style-name="ro1">
          <table:table-cell office:value-type="string">
            <text:p>.to_i</text:p>
          </table:table-cell>
          <table:table-cell office:value-type="string">
            <text:p>converts many things to a string [string to an integer]</text:p>
          </table:table-cell>
          <table:table-cell office:value-type="string">
            <text:p>”2”.to_i # 2</text:p>
          </table:table-cell>
          <table:table-cell table:number-columns-repeated="1021"/>
        </table:table-row>
        <table:table-row table:style-name="ro1">
          <table:table-cell office:value-type="string">
            <text:p>.to_f</text:p>
          </table:table-cell>
          <table:table-cell office:value-type="string">
            <text:p>converts many things to a string [string to a floating point number]</text:p>
          </table:table-cell>
          <table:table-cell office:value-type="string">
            <text:p>2.to_f # 2.00</text:p>
          </table:table-cell>
          <table:table-cell table:number-columns-repeated="1021"/>
        </table:table-row>
        <table:table-row table:style-name="ro1">
          <table:table-cell office:value-type="string">
            <text:p>ARGV</text:p>
          </table:table-cell>
          <table:table-cell office:value-type="string">
            <text:p>ARGument Variable points to strings, integers even whole files</text:p>
          </table:table-cell>
          <table:table-cell office:value-type="string">
            <text:p>file = ARGV.first # first things passed in via command line</text:p>
          </table:table-cell>
          <table:table-cell table:number-columns-repeated="1021"/>
        </table:table-row>
        <table:table-row table:style-name="ro1">
          <table:table-cell office:value-type="string">
            <text:p>$stdin</text:p>
          </table:table-cell>
          <table:table-cell office:value-type="string">
            <text:p>Standard input explicitly passes in text via command line [used best with ARGV]</text:p>
          </table:table-cell>
          <table:table-cell office:value-type="string">
            <text:p>$stdin.gets.chomp #works like gets.chomp but only when ARGV is present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2">
          <table:table-cell office:value-type="string">
            <text:p>.first</text:p>
          </table:table-cell>
          <table:table-cell office:value-type="string">
            <text:p>evaluates <text:span text:style-name="T1">only </text:span><text:span text:style-name="T2">the first argument, even if there's a 100</text:span></text:p>
          </table:table-cell>
          <table:table-cell office:value-type="string">
            <text:p>f = ARGV.first [passes “1” ignoring 2, 3, 4, 5 etc.]</text:p>
          </table:table-cell>
          <table:table-cell table:number-columns-repeated="1021"/>
        </table:table-row>
        <table:table-row table:style-name="ro1">
          <table:table-cell office:value-type="string">
            <text:p>”&gt; “</text:p>
          </table:table-cell>
          <table:table-cell office:value-type="string">
            <text:p>can be used as a prompt</text:p>
          </table:table-cell>
          <table:table-cell office:value-type="string">
            <text:p>&gt; puts “hello world!”</text:p>
          </table:table-cell>
          <table:table-cell table:number-columns-repeated="1021"/>
        </table:table-row>
        <table:table-row table:style-name="ro1">
          <table:table-cell office:value-type="string">
            <text:p>open()</text:p>
          </table:table-cell>
          <table:table-cell office:value-type="string">
            <text:p>method used to open a file, can add 'w' 'r' 'a' to write, read &amp; append</text:p>
          </table:table-cell>
          <table:table-cell office:value-type="string">
            <text:p>f = File.open('hello.txt', 'w') # opens file and preps to write</text:p>
          </table:table-cell>
          <table:table-cell table:number-columns-repeated="1021"/>
        </table:table-row>
        <table:table-row table:style-name="ro1">
          <table:table-cell office:value-type="string">
            <text:p>File.open, File.new</text:p>
          </table:table-cell>
          <table:table-cell office:value-type="string">
            <text:p>File.open can accept a block, File.new cannot</text:p>
          </table:table-cell>
          <table:table-cell office:value-type="string">
            <text:p>f = File.open('hello.txt', 'w') # opens file and preps to write</text:p>
          </table:table-cell>
          <table:table-cell table:number-columns-repeated="1021"/>
        </table:table-row>
        <table:table-row table:style-name="ro1">
          <table:table-cell office:value-type="string">
            <text:p>variable_name.write()</text:p>
          </table:table-cell>
          <table:table-cell office:value-type="string">
            <text:p>Pass in strings, writes 'em to a given file</text:p>
          </table:table-cell>
          <table:table-cell office:value-type="string">
            <text:p>File.open(yourfile, 'w') { |file| file.write("your text") }</text:p>
          </table:table-cell>
          <table:table-cell table:number-columns-repeated="1021"/>
        </table:table-row>
        <table:table-row table:style-name="ro1">
          <table:table-cell office:value-type="string">
            <text:p>variable.close()</text:p>
          </table:table-cell>
          <table:table-cell office:value-type="string">
            <text:p>Closes the opened File following passing in the item(s)</text:p>
          </table:table-cell>
          <table:table-cell office:value-type="string">
            <text:p>file.close</text:p>
          </table:table-cell>
          <table:table-cell table:number-columns-repeated="1021"/>
        </table:table-row>
        <table:table-row table:style-name="ro1">
          <table:table-cell office:value-type="string">
            <text:p>.read</text:p>
          </table:table-cell>
          <table:table-cell office:value-type="string">
            <text:p>method used to read the contents of file object, returned as a string</text:p>
          </table:table-cell>
          <table:table-cell office:value-type="string">
            <text:p>puts File.read(file_name)</text:p>
          </table:table-cell>
          <table:table-cell table:number-columns-repeated="1021"/>
        </table:table-row>
        <table:table-row table:style-name="ro1">
          <table:table-cell office:value-type="string">
            <text:p>File.exist?</text:p>
          </table:table-cell>
          <table:table-cell office:value-type="string">
            <text:p>method to check whether a file's existence is true or false</text:p>
          </table:table-cell>
          <table:table-cell office:value-type="string">
            <text:p>File.exist?(filename)</text:p>
          </table:table-cell>
          <table:table-cell table:number-columns-repeated="1021"/>
        </table:table-row>
        <table:table-row table:style-name="ro1">
          <table:table-cell office:value-type="string">
            <text:p>.truncate()</text:p>
          </table:table-cell>
          <table:table-cell office:value-type="string">
            <text:p>truncates a given text at a given length</text:p>
          </table:table-cell>
          <table:table-cell office:value-type="string">
            <text:p>Hello, my name is Julian!'.truncate(4) # 'Hello' </text:p>
          </table:table-cell>
          <table:table-cell table:number-columns-repeated="1021"/>
        </table:table-row>
        <table:table-row table:style-name="ro1">
          <table:table-cell office:value-type="string">
            <text:p>*args</text:p>
          </table:table-cell>
          <table:table-cell office:value-type="string">
            <text:p>creates a list of arguments passed in at once</text:p>
          </table:table-cell>
          <table:table-cell office:value-type="string">
            <text:p>def names('Julian', 'Geraldine', 'Lola')</text:p>
          </table:table-cell>
          <table:table-cell table:number-columns-repeated="1021"/>
        </table:table-row>
        <table:table-row table:style-name="ro1">
          <table:table-cell office:value-type="string">
            <text:p>def..end</text:p>
          </table:table-cell>
          <table:table-cell office:value-type="string">
            <text:p>defines a function/method, AKA instantiating an instance of a class</text:p>
          </table:table-cell>
          <table:table-cell office:value-type="string">
            <text:p>def names('Julian', 'Geraldine', 'Lola')..end</text:p>
          </table:table-cell>
          <table:table-cell table:number-columns-repeated="1021"/>
        </table:table-row>
        <table:table-row table:style-name="ro1">
          <table:table-cell office:value-type="string">
            <text:p>.seek(0)</text:p>
          </table:table-cell>
          <table:table-cell office:value-type="string">
            <text:p>moves a file’s position indicator to specified location</text:p>
          </table:table-cell>
          <table:table-cell office:value-type="string">
            <text:p>Hello, my name is Julian!'.seek(4) # 'o'</text:p>
          </table:table-cell>
          <table:table-cell table:number-columns-repeated="1021"/>
        </table:table-row>
        <table:table-row table:style-name="ro1">
          <table:table-cell office:value-type="string">
            <text:p>+=</text:p>
          </table:table-cell>
          <table:table-cell office:value-type="string">
            <text:p>Add AND assignment operator, adds right operand to the left operand and assign the result to left operand.</text:p>
          </table:table-cell>
          <table:table-cell office:value-type="string">
            <text:p>c += a is equivalent to c = c + a</text:p>
          </table:table-cell>
          <table:table-cell table:number-columns-repeated="1021"/>
        </table:table-row>
        <table:table-row table:style-name="ro1">
          <table:table-cell office:value-type="string">
            <text:p>return</text:p>
          </table:table-cell>
          <table:table-cell table:style-name="ce3" office:value-type="string">
            <text:p>is a keyword that says: 'must add or subtract or whatnot AND return or show the answer/result'</text:p>
          </table:table-cell>
          <table:table-cell office:value-type="string">
            <text:p>def names('Julian', 'Geraldine', 'Lola') return if name.exist?...end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.reverse</text:p>
          </table:table-cell>
          <table:table-cell office:value-type="string">
            <text:p>reverses a string or integers</text:p>
          </table:table-cell>
          <table:table-cell office:value-type="string">
            <text:p>'Julian'.reverse # nailuJ</text:p>
          </table:table-cell>
          <table:table-cell table:number-columns-repeated="1021"/>
        </table:table-row>
        <table:table-row table:style-name="ro1">
          <table:table-cell office:value-type="string">
            <text:p>.capitalize</text:p>
          </table:table-cell>
          <table:table-cell office:value-type="string">
            <text:p>upper cases first letter of a word or string</text:p>
          </table:table-cell>
          <table:table-cell office:value-type="string">
            <text:p>julian'.capitalize # Julian</text:p>
          </table:table-cell>
          <table:table-cell table:number-columns-repeated="1021"/>
        </table:table-row>
        <table:table-row table:style-name="ro1">
          <table:table-cell office:value-type="string">
            <text:p>.upcase</text:p>
          </table:table-cell>
          <table:table-cell office:value-type="string">
            <text:p>capitalizes every letter of a word or string</text:p>
          </table:table-cell>
          <table:table-cell office:value-type="string">
            <text:p>'julian'.upcase # JULIAN</text:p>
          </table:table-cell>
          <table:table-cell table:number-columns-repeated="1021"/>
        </table:table-row>
        <table:table-row table:style-name="ro1">
          <table:table-cell office:value-type="string">
            <text:p>.downcase</text:p>
          </table:table-cell>
          <table:table-cell office:value-type="string">
            <text:p>de-capitalizes every letter of a word or string</text:p>
          </table:table-cell>
          <table:table-cell office:value-type="string">
            <text:p>'JULIAN'.downcase # julian</text:p>
          </table:table-cell>
          <table:table-cell table:number-columns-repeated="1021"/>
        </table:table-row>
        <table:table-row table:style-name="ro1">
          <table:table-cell office:value-type="string">
            <text:p>%w</text:p>
          </table:table-cell>
          <table:table-cell office:value-type="string">
            <text:p>creates an array/list of strings with new single quotes</text:p>
          </table:table-cell>
          <table:table-cell office:value-type="string">
            <text:p>%w(Julian Arnold) # ['Julian', 'Arnold']</text:p>
          </table:table-cell>
          <table:table-cell table:number-columns-repeated="1021"/>
        </table:table-row>
        <table:table-row table:style-name="ro1">
          <table:table-cell office:value-type="string">
            <text:p>%W</text:p>
          </table:table-cell>
          <table:table-cell office:value-type="string">
            <text:p>creates an array/list of strings with new double quotes</text:p>
          </table:table-cell>
          <table:table-cell office:value-type="string">
            <text:p>%W(Julian Arnold) # [“Julian”, “Arnold”]</text:p>
          </table:table-cell>
          <table:table-cell table:number-columns-repeated="1021"/>
        </table:table-row>
        <table:table-row table:style-name="ro1">
          <table:table-cell office:value-type="string">
            <text:p>.slice</text:p>
          </table:table-cell>
          <table:table-cell office:value-type="string">
            <text:p>similar to truncate, it chops off at a point in a string</text:p>
          </table:table-cell>
          <table:table-cell office:value-type="string">
            <text:p>julian'.slice(0..2) # jul</text:p>
          </table:table-cell>
          <table:table-cell table:number-columns-repeated="1021"/>
        </table:table-row>
        <table:table-row table:style-name="ro2">
          <table:table-cell office:value-type="string">
            <text:p>.inspect</text:p>
          </table:table-cell>
          <table:table-cell office:value-type="string">
            <text:p>is a String class method in Ruby which is used to return a printable version of the given string, surrounded by quote marks, with special characters escaped</text:p>
          </table:table-cell>
          <table:table-cell office:value-type="string">
            <text:p>class Bar..def initialize..@bar = 1..end..end $ Bar.new.inspect <text:span text:style-name="T3">#</text:span><text:span text:style-name="T4"> </text:span><text:span text:style-name="T5">"#&lt;Bar:0x007fdd29229788 @bar=1&gt;"</text:span></text:p>
          </table:table-cell>
          <table:table-cell office:value-type="string">
            <text:p><text:s/></text:p>
          </table:table-cell>
          <table:table-cell table:number-columns-repeated="1020"/>
        </table:table-row>
        <table:table-row table:style-name="ro1">
          <table:table-cell office:value-type="string">
            <text:p>Hash</text:p>
          </table:table-cell>
          <table:table-cell office:value-type="string">
            <text:p>similar to an array, hashes contain key/value pairs instead of lists. Look for a thing by a key and you'll find the value.</text:p>
          </table:table-cell>
          <table:table-cell office:value-type="string">
            <text:p>variable = { name: “Julian”, age: “don't ask” }</text:p>
          </table:table-cell>
          <table:table-cell table:number-columns-repeated="1021"/>
        </table:table-row>
        <table:table-row table:style-name="ro1">
          <table:table-cell office:value-type="string">
            <text:p>.values</text:p>
          </table:table-cell>
          <table:table-cell office:value-type="string">
            <text:p>is a method that can convert a hash into an array</text:p>
          </table:table-cell>
          <table:table-cell office:value-type="string">
            <text:p>array = variable.values $ p array # [“Julian”, “Don't ask”]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2/10/2019</text:date>, <text:time>21:4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Arnold</meta:initial-creator>
    <meta:creation-date>2019-09-24T22:30:26</meta:creation-date>
    <dc:date>2019-10-12T21:49:43</dc:date>
    <dc:creator>Julian Arnold</dc:creator>
    <meta:editing-duration>P1DT10H32M53S</meta:editing-duration>
    <meta:editing-cycles>57</meta:editing-cycles>
    <meta:generator>OpenOffice/4.1.3$Unix OpenOffice.org_project/413m1$Build-9783</meta:generator>
    <meta:document-statistic meta:table-count="3" meta:cell-count="173" meta:object-count="0"/>
  </office:meta>
</office:document-meta>
</file>